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4E0DE280C623C3F144.png" manifest:media-type="image/png"/>
  <manifest:file-entry manifest:full-path="Pictures/10000001000002AE0000028052DC08EB02C7E2FA.png" manifest:media-type="image/png"/>
  <manifest:file-entry manifest:full-path="Pictures/10000001000002A500000215F4792C686938E9B4.png" manifest:media-type="image/png"/>
  <manifest:file-entry manifest:full-path="Pictures/100000010000025C0000019486CEAB249DF3C4F9.png" manifest:media-type="image/png"/>
  <manifest:file-entry manifest:full-path="Pictures/100000010000025D000001B6806B6643E138FB9D.png" manifest:media-type="image/png"/>
  <manifest:file-entry manifest:full-path="Pictures/100000010000025D000001B0525BFBCF15176150.png" manifest:media-type="image/png"/>
  <manifest:file-entry manifest:full-path="Pictures/1000000100000160000001F6F48A83F07CA74268.png" manifest:media-type="image/png"/>
  <manifest:file-entry manifest:full-path="Pictures/10048820000084000000BC40EA6DCD8B1FE23029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0.7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" style:family="paragraph">
      <loext:graphic-properties draw:fill-color="#ffffff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T45 UTBM</text:p>
          </draw:text-box>
        </draw:frame>
        <draw:frame presentation:style-name="pr2" draw:text-style-name="P2" draw:layer="layout" svg:width="25.199cm" svg:height="0.945cm" svg:x="1.4cm" svg:y="3.593cm" presentation:class="subtitle" presentation:user-transformed="true">
          <draw:text-box>
            <text:p text:style-name="P1"><text:span text:style-name="T1">P2022</text:span></text:p>
          </draw:text-box>
        </draw:frame>
        <draw:frame presentation:style-name="pr2" draw:text-style-name="P3" draw:layer="layout" svg:width="25.199cm" svg:height="1.267cm" svg:x="1.471cm" svg:y="5.715cm">
          <draw:text-box>
            <text:p>Adrien Burgun – Oscar Dewasm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1.042cm" svg:height="15.749cm" svg:x="8.566cm" svg:y="0.098cm">
          <draw:image xlink:href="Pictures/10048820000084000000BC40EA6DCD8B1FE23029.pdf" xlink:type="simple" xlink:show="embed" xlink:actuate="onLoad" draw:mime-type="application/pdf">
            <text:p/>
          </draw:image>
          <draw:image xlink:href="Pictures/1000000100000160000001F6F48A83F07CA74268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2.057cm" svg:height="15.75cm" svg:x="2.922cm" svg:y="0cm">
          <draw:image xlink:href="Pictures/100000010000025D000001B0525BFBCF151761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1.755cm" svg:height="15.75cm" svg:x="3.074cm" svg:y="0cm">
          <draw:image xlink:href="Pictures/100000010000025D000001B6806B6643E138FB9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3.549cm" svg:height="15.75cm" svg:x="2.166cm" svg:y="0cm">
          <draw:image xlink:href="Pictures/100000010000025C0000019486CEAB249DF3C4F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0.17cm" svg:height="15.88cm" svg:x="3.96cm" svg:y="0cm">
          <draw:image xlink:href="Pictures/10000001000002A500000215F4792C686938E9B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6.985cm" svg:height="15.847cm" svg:x="5.542cm" svg:y="0cm">
          <draw:image xlink:href="Pictures/10000001000002AE0000028052DC08EB02C7E2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267cm" svg:height="15.749cm" svg:x="2.953cm" svg:y="0.098cm">
          <draw:image xlink:href="Pictures/10000001000007800000054E0DE280C623C3F1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T45 UTBM</text:p>
          </draw:text-box>
        </draw:frame>
        <draw:frame presentation:style-name="pr2" draw:text-style-name="P2" draw:layer="layout" svg:width="25.199cm" svg:height="0.945cm" svg:x="1.4cm" svg:y="3.593cm" presentation:class="subtitle" presentation:user-transformed="true">
          <draw:text-box>
            <text:p text:style-name="P1"><text:span text:style-name="T1">P2022</text:span></text:p>
          </draw:text-box>
        </draw:frame>
        <draw:frame presentation:style-name="pr2" draw:text-style-name="P6" draw:layer="layout" svg:width="25.199cm" svg:height="1.267cm" svg:x="1.471cm" svg:y="5.715cm">
          <draw:text-box>
            <text:p text:style-name="P5">Adrien Burgun – Oscar Dewasmes</text:p>
          </draw:text-box>
        </draw:frame>
        <draw:frame presentation:style-name="pr2" draw:text-style-name="P6" draw:layer="layout" svg:width="25.199cm" svg:height="1.267cm" svg:x="1.471cm" svg:y="9.525cm">
          <draw:text-box>
            <text:p text:style-name="P5">Merci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5T16:47:48.805402000</meta:creation-date>
    <dc:date>2022-06-15T18:35:20.780526066</dc:date>
    <meta:editing-duration>PT1H47M33S</meta:editing-duration>
    <meta:editing-cycles>2</meta:editing-cycles>
    <meta:generator>LibreOffice/7.3.3.2$Linux_X86_64 LibreOffice_project/30$Build-2</meta:generator>
    <meta:document-statistic meta:object-count="53"/>
  </office:meta>
</office:document-meta>
</file>